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11in"/>
    </style:style>
    <style:style style:name="co2" style:family="table-column">
      <style:table-column-properties fo:break-before="auto" style:column-width="1.4555in"/>
    </style:style>
    <style:style style:name="co3" style:family="table-column">
      <style:table-column-properties fo:break-before="auto" style:column-width="1.8189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1.5445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0.9736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52">
      <style:table-cell-properties fo:background-color="#ddddd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52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ddddd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4" style:family="table-cell" style:parent-style-name="Default" style:data-style-name="N4">
      <style:table-cell-properties fo:background-color="#ddddd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4"/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default-cell-style-name="ce17"/>
        <table:table-column table:style-name="co6" table:default-cell-style-name="ce18"/>
        <table:table-column table:style-name="co7" table:number-columns-repeated="16378"/>
        <table:table-row table:style-name="ro1">
          <table:table-cell table:style-name="ce1" office:value-type="string" calcext:value-type="string">
            <text:p>Temp [C]</text:p>
          </table:table-cell>
          <table:table-cell table:style-name="ce5" office:value-type="string" calcext:value-type="string">
            <text:p>Resistance [KOhms]</text:p>
          </table:table-cell>
          <table:table-cell table:style-name="ce1" office:value-type="string" calcext:value-type="string">
            <text:p>Voltage Ratio </text:p>
          </table:table-cell>
          <table:table-cell table:style-name="ce10" office:value-type="string" calcext:value-type="string">
            <text:p>Sensitivity[Ticks/C]</text:p>
          </table:table-cell>
          <table:table-cell table:style-name="ce14" office:value-type="string" calcext:value-type="string">
            <text:p>Sensitivity [mv/C]</text:p>
          </table:table-cell>
          <table:table-cell table:style-name="ce14" office:value-type="string" calcext:value-type="string">
            <text:p>Power [mW]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00" calcext:value-type="float">
            <text:p>100.00000</text:p>
          </table:table-cell>
          <table:table-cell table:style-name="ce2" table:formula="of:=[.B2]/([.B2]+[.$B$21])" office:value-type="float" office:value="0.980392156862745" calcext:value-type="float">
            <text:p>0.980392156862745</text:p>
          </table:table-cell>
          <table:table-cell table:style-name="ce11"/>
          <table:table-cell table:style-name="ce15"/>
          <table:table-cell table:style-name="ce16" table:formula="of:=(([.B$22]*[.C2])^2)/[.B2]" office:value-type="float" office:value="0.240292195309496" calcext:value-type="float">
            <text:p>0.24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50.9" calcext:value-type="float">
            <text:p>50.90000</text:p>
          </table:table-cell>
          <table:table-cell table:style-name="ce2" table:formula="of:=[.B3]/([.B3]+[.$B$21])" office:value-type="float" office:value="0.962192816635161" calcext:value-type="float">
            <text:p>0.962192816635161</text:p>
          </table:table-cell>
          <table:table-cell table:style-name="ce11" table:formula="of:=(2^24)*([.C2]-[.C3])/([.A3]-[.A2])" office:value-type="float" office:value="20355.6174703782" calcext:value-type="float">
            <text:p>20,355.62</text:p>
          </table:table-cell>
          <table:table-cell table:style-name="ce16" table:formula="of:=[.B$22]*1000*[.D3]/2^24" office:value-type="float" office:value="6.06644674252814" calcext:value-type="float">
            <text:p>6.07</text:p>
          </table:table-cell>
          <table:table-cell table:style-name="ce16" table:formula="of:=(([.B$22]*[.C3])^2)/[.B3]" office:value-type="float" office:value="0.454722503135709" calcext:value-type="float">
            <text:p>0.4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33.45" calcext:value-type="float">
            <text:p>33.45000</text:p>
          </table:table-cell>
          <table:table-cell table:style-name="ce2" table:formula="of:=[.B4]/([.B4]+[.$B$21])" office:value-type="float" office:value="0.943582510578279" calcext:value-type="float">
            <text:p>0.943582510578279</text:p>
          </table:table-cell>
          <table:table-cell table:style-name="ce11" table:formula="of:=(2^24)*([.C3]-[.C4])/([.A4]-[.A3])" office:value-type="float" office:value="31222.9124542408" calcext:value-type="float">
            <text:p>31,222.91</text:p>
          </table:table-cell>
          <table:table-cell table:style-name="ce16" table:formula="of:=[.B$22]*1000*[.D4]/2^24" office:value-type="float" office:value="9.30515302844071" calcext:value-type="float">
            <text:p>9.31</text:p>
          </table:table-cell>
          <table:table-cell table:style-name="ce16" table:formula="of:=(([.B$22]*[.C4])^2)/[.B4]" office:value-type="float" office:value="0.665431953863384" calcext:value-type="float">
            <text:p>0.67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22.48" calcext:value-type="float">
            <text:p>22.48000</text:p>
          </table:table-cell>
          <table:table-cell table:style-name="ce2" table:formula="of:=[.B5]/([.B5]+[.$B$21])" office:value-type="float" office:value="0.918300653594771" calcext:value-type="float">
            <text:p>0.918300653594771</text:p>
          </table:table-cell>
          <table:table-cell table:style-name="ce11" table:formula="of:=(2^24)*([.C4]-[.C5])/([.A5]-[.A4])" office:value-type="float" office:value="42415.9175493423" calcext:value-type="float">
            <text:p>42,415.92</text:p>
          </table:table-cell>
          <table:table-cell table:style-name="ce16" table:formula="of:=[.B$22]*1000*[.D5]/2^24" office:value-type="float" office:value="12.640928491754" calcext:value-type="float">
            <text:p>12.64</text:p>
          </table:table-cell>
          <table:table-cell table:style-name="ce16" table:formula="of:=(([.B$22]*[.C5])^2)/[.B5]" office:value-type="float" office:value="0.93780704002734" calcext:value-type="float">
            <text:p>0.94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10.8" calcext:value-type="float">
            <text:p>10.80000</text:p>
          </table:table-cell>
          <table:table-cell table:style-name="ce2" table:formula="of:=[.B6]/([.B6]+[.$B$21])" office:value-type="float" office:value="0.84375" calcext:value-type="float">
            <text:p>0.84375</text:p>
          </table:table-cell>
          <table:table-cell table:style-name="ce11" table:formula="of:=(2^24)*([.C5]-[.C6])/([.A6]-[.A5])" office:value-type="float" office:value="62537.6209150327" calcext:value-type="float">
            <text:p>62,537.62</text:p>
          </table:table-cell>
          <table:table-cell table:style-name="ce16" table:formula="of:=[.B$22]*1000*[.D6]/2^24" office:value-type="float" office:value="18.6376633986928" calcext:value-type="float">
            <text:p>18.64</text:p>
          </table:table-cell>
          <table:table-cell table:style-name="ce16" table:formula="of:=(([.B$22]*[.C6])^2)/[.B6]" office:value-type="float" office:value="1.64794921875" calcext:value-type="float">
            <text:p>1.65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9.094" calcext:value-type="float">
            <text:p>9.09400</text:p>
          </table:table-cell>
          <table:table-cell table:style-name="ce2" table:formula="of:=[.B7]/([.B7]+[.$B$21])" office:value-type="float" office:value="0.819722372453579" calcext:value-type="float">
            <text:p>0.819722372453579</text:p>
          </table:table-cell>
          <table:table-cell table:style-name="ce11" table:formula="of:=(2^24)*([.C6]-[.C7])/([.A7]-[.A6])" office:value-type="float" office:value="80623.3394627728" calcext:value-type="float">
            <text:p>80,623.34</text:p>
          </table:table-cell>
          <table:table-cell table:style-name="ce16" table:formula="of:=[.B$22]*1000*[.D7]/2^24" office:value-type="float" office:value="24.0276275464215" calcext:value-type="float">
            <text:p>24.03</text:p>
          </table:table-cell>
          <table:table-cell table:style-name="ce16" table:formula="of:=(([.B$22]*[.C7])^2)/[.B7]" office:value-type="float" office:value="1.84722005690819" calcext:value-type="float">
            <text:p>1.85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5.569" calcext:value-type="float">
            <text:p>5.56900</text:p>
          </table:table-cell>
          <table:table-cell table:style-name="ce2" table:formula="of:=[.B8]/([.B8]+[.$B$21])" office:value-type="float" office:value="0.735764301757167" calcext:value-type="float">
            <text:p>0.735764301757167</text:p>
          </table:table-cell>
          <table:table-cell table:style-name="ce11" table:formula="of:=(2^24)*([.C7]-[.C8])/([.A8]-[.A7])" office:value-type="float" office:value="93905.5124677974" calcext:value-type="float">
            <text:p>93,905.51</text:p>
          </table:table-cell>
          <table:table-cell table:style-name="ce16" table:formula="of:=[.B$22]*1000*[.D8]/2^24" office:value-type="float" office:value="27.9860235654704" calcext:value-type="float">
            <text:p>27.99</text:p>
          </table:table-cell>
          <table:table-cell table:style-name="ce16" table:formula="of:=(([.B$22]*[.C8])^2)/[.B8]" office:value-type="float" office:value="2.43018992521194" calcext:value-type="float">
            <text:p>2.43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3.058" calcext:value-type="float">
            <text:p>3.05800</text:p>
          </table:table-cell>
          <table:table-cell table:style-name="ce2" table:formula="of:=[.B9]/([.B9]+[.$B$21])" office:value-type="float" office:value="0.604586793198893" calcext:value-type="float">
            <text:p>0.604586793198893</text:p>
          </table:table-cell>
          <table:table-cell table:style-name="ce11" table:formula="of:=(2^24)*([.C8]-[.C9])/([.A9]-[.A8])" office:value-type="float" office:value="110039.669771201" calcext:value-type="float">
            <text:p>110,039.67</text:p>
          </table:table-cell>
          <table:table-cell table:style-name="ce16" table:formula="of:=[.B$22]*1000*[.D9]/2^24" office:value-type="float" office:value="32.7943771395686" calcext:value-type="float">
            <text:p>32.79</text:p>
          </table:table-cell>
          <table:table-cell table:style-name="ce16" table:formula="of:=(([.B$22]*[.C9])^2)/[.B9]" office:value-type="float" office:value="2.98827003360465" calcext:value-type="float">
            <text:p>2.99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1.77" calcext:value-type="float">
            <text:p>1.77000</text:p>
          </table:table-cell>
          <table:table-cell table:style-name="ce2" table:formula="of:=[.B10]/([.B10]+[.$B$21])" office:value-type="float" office:value="0.469496021220159" calcext:value-type="float">
            <text:p>0.469496021220159</text:p>
          </table:table-cell>
          <table:table-cell table:style-name="ce11" table:formula="of:=(2^24)*([.C9]-[.C10])/([.A10]-[.A9])" office:value-type="float" office:value="113322.353054698" calcext:value-type="float">
            <text:p>113,322.35</text:p>
          </table:table-cell>
          <table:table-cell table:style-name="ce16" table:formula="of:=[.B$22]*1000*[.D10]/2^24" office:value-type="float" office:value="33.7726929946834" calcext:value-type="float">
            <text:p>33.77</text:p>
          </table:table-cell>
          <table:table-cell table:style-name="ce16" table:formula="of:=(([.B$22]*[.C10])^2)/[.B10]" office:value-type="float" office:value="3.11336884098249" calcext:value-type="float">
            <text:p>3.11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1.074" calcext:value-type="float">
            <text:p>1.07400</text:p>
          </table:table-cell>
          <table:table-cell table:style-name="ce2" table:formula="of:=[.B11]/([.B11]+[.$B$21])" office:value-type="float" office:value="0.349381912817176" calcext:value-type="float">
            <text:p>0.349381912817176</text:p>
          </table:table-cell>
          <table:table-cell table:style-name="ce11" table:formula="of:=(2^24)*([.C10]-[.C11])/([.A11]-[.A10])" office:value-type="float" office:value="100759.017066213" calcext:value-type="float">
            <text:p>100,759.02</text:p>
          </table:table-cell>
          <table:table-cell table:style-name="ce16" table:formula="of:=[.B$22]*1000*[.D11]/2^24" office:value-type="float" office:value="30.0285271007457" calcext:value-type="float">
            <text:p>30.03</text:p>
          </table:table-cell>
          <table:table-cell table:style-name="ce16" table:formula="of:=(([.B$22]*[.C11])^2)/[.B11]" office:value-type="float" office:value="2.84142739766734" calcext:value-type="float">
            <text:p>2.84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6793" calcext:value-type="float">
            <text:p>0.6793</text:p>
          </table:table-cell>
          <table:table-cell table:style-name="ce2" table:formula="of:=[.B12]/([.B12]+[.$B$21])" office:value-type="float" office:value="0.253536371440302" calcext:value-type="float">
            <text:p>0.253536371440302</text:p>
          </table:table-cell>
          <table:table-cell table:style-name="ce11" table:formula="of:=(2^24)*([.C11]-[.C12])/([.A12]-[.A11])" office:value-type="float" office:value="80401.0675158383" calcext:value-type="float">
            <text:p>80,401.07</text:p>
          </table:table-cell>
          <table:table-cell table:style-name="ce16" table:formula="of:=[.B$22]*1000*[.D12]/2^24" office:value-type="float" office:value="23.9613853442187" calcext:value-type="float">
            <text:p>23.96</text:p>
          </table:table-cell>
          <table:table-cell table:style-name="ce16" table:formula="of:=(([.B$22]*[.C12])^2)/[.B12]" office:value-type="float" office:value="2.36569599746484" calcext:value-type="float">
            <text:p>2.37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0.4452" calcext:value-type="float">
            <text:p>0.44520</text:p>
          </table:table-cell>
          <table:table-cell table:style-name="ce2" table:formula="of:=[.B13]/([.B13]+[.$B$21])" office:value-type="float" office:value="0.182070996237527" calcext:value-type="float">
            <text:p>0.182070996237527</text:p>
          </table:table-cell>
          <table:table-cell table:style-name="ce11" table:formula="of:=(2^24)*([.C12]-[.C13])/([.A13]-[.A12])" office:value-type="float" office:value="59949.5018149" calcext:value-type="float">
            <text:p>59,949.50</text:p>
          </table:table-cell>
          <table:table-cell table:style-name="ce16" table:formula="of:=[.B$22]*1000*[.D13]/2^24" office:value-type="float" office:value="17.8663438006937" calcext:value-type="float">
            <text:p>17.87</text:p>
          </table:table-cell>
          <table:table-cell table:style-name="ce16" table:formula="of:=(([.B$22]*[.C13])^2)/[.B13]" office:value-type="float" office:value="1.86151435708252" calcext:value-type="float">
            <text:p>1.86</text:p>
          </table:table-cell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6" office:value-type="float" office:value="0.3016" calcext:value-type="float">
            <text:p>0.30160</text:p>
          </table:table-cell>
          <table:table-cell table:style-name="ce2" table:formula="of:=[.B14]/([.B14]+[.$B$21])" office:value-type="float" office:value="0.131039277024678" calcext:value-type="float">
            <text:p>0.131039277024678</text:p>
          </table:table-cell>
          <table:table-cell table:style-name="ce11" table:formula="of:=(2^24)*([.C13]-[.C14])/([.A14]-[.A13])" office:value-type="float" office:value="42808.5088042652" calcext:value-type="float">
            <text:p>42,808.51</text:p>
          </table:table-cell>
          <table:table-cell table:style-name="ce16" table:formula="of:=[.B$22]*1000*[.D14]/2^24" office:value-type="float" office:value="12.757929803212" calcext:value-type="float">
            <text:p>12.76</text:p>
          </table:table-cell>
          <table:table-cell table:style-name="ce16" table:formula="of:=(([.B$22]*[.C14])^2)/[.B14]" office:value-type="float" office:value="1.4233498112691" calcext:value-type="float">
            <text:p>1.42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6" office:value-type="float" office:value="0.2104" calcext:value-type="float">
            <text:p>0.21040</text:p>
          </table:table-cell>
          <table:table-cell table:style-name="ce2" table:formula="of:=[.B15]/([.B15]+[.$B$21])" office:value-type="float" office:value="0.0951863916033297" calcext:value-type="float">
            <text:p>0.0951863916033297</text:p>
          </table:table-cell>
          <table:table-cell table:style-name="ce11" table:formula="of:=(2^24)*([.C14]-[.C15])/([.A15]-[.A14])" office:value-type="float" office:value="30075.580146861" calcext:value-type="float">
            <text:p>30,075.58</text:p>
          </table:table-cell>
          <table:table-cell table:style-name="ce16" table:formula="of:=[.B$22]*1000*[.D15]/2^24" office:value-type="float" office:value="8.96322135533719" calcext:value-type="float">
            <text:p>8.96</text:p>
          </table:table-cell>
          <table:table-cell table:style-name="ce16" table:formula="of:=(([.B$22]*[.C15])^2)/[.B15]" office:value-type="float" office:value="1.07657428071084" calcext:value-type="float">
            <text:p>1.08</text:p>
          </table:table-cell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6" office:value-type="float" office:value="0.1507" calcext:value-type="float">
            <text:p>0.15070</text:p>
          </table:table-cell>
          <table:table-cell table:style-name="ce2" table:formula="of:=[.B16]/([.B16]+[.$B$21])" office:value-type="float" office:value="0.0700702096991677" calcext:value-type="float">
            <text:p>0.0700702096991677</text:p>
          </table:table-cell>
          <table:table-cell table:style-name="ce11" table:formula="of:=(2^24)*([.C15]-[.C16])/([.A16]-[.A15])" office:value-type="float" office:value="21068.9804450709" calcext:value-type="float">
            <text:p>21,068.98</text:p>
          </table:table-cell>
          <table:table-cell table:style-name="ce16" table:formula="of:=[.B$22]*1000*[.D16]/2^24" office:value-type="float" office:value="6.2790454760405" calcext:value-type="float">
            <text:p>6.28</text:p>
          </table:table-cell>
          <table:table-cell table:style-name="ce16" table:formula="of:=(([.B$22]*[.C16])^2)/[.B16]" office:value-type="float" office:value="0.81450469264853" calcext:value-type="float">
            <text:p>0.81</text:p>
          </table:table-cell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6" office:value-type="float" office:value="0.1105" calcext:value-type="float">
            <text:p>0.11050</text:p>
          </table:table-cell>
          <table:table-cell table:style-name="ce2" table:formula="of:=[.B17]/([.B17]+[.$B$21])" office:value-type="float" office:value="0.0523572613124852" calcext:value-type="float">
            <text:p>0.0523572613124852</text:p>
          </table:table-cell>
          <table:table-cell table:style-name="ce11" table:formula="of:=(2^24)*([.C16]-[.C17])/([.A17]-[.A16])" office:value-type="float" office:value="14858.6980540112" calcext:value-type="float">
            <text:p>14,858.70</text:p>
          </table:table-cell>
          <table:table-cell table:style-name="ce16" table:formula="of:=[.B$22]*1000*[.D17]/2^24" office:value-type="float" office:value="4.42823709667063" calcext:value-type="float">
            <text:p>4.43</text:p>
          </table:table-cell>
          <table:table-cell table:style-name="ce16" table:formula="of:=(([.B$22]*[.C17])^2)/[.B17]" office:value-type="float" office:value="0.620199731254267" calcext:value-type="float">
            <text:p>0.62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0.08278" calcext:value-type="float">
            <text:p>0.08278</text:p>
          </table:table-cell>
          <table:table-cell table:style-name="ce2" table:formula="of:=[.B18]/([.B18]+[.$B$21])" office:value-type="float" office:value="0.0397449562603828" calcext:value-type="float">
            <text:p>0.0397449562603828</text:p>
          </table:table-cell>
          <table:table-cell table:style-name="ce11" table:formula="of:=(2^24)*([.C17]-[.C18])/([.A18]-[.A17])" office:value-type="float" office:value="10579.9683058507" calcext:value-type="float">
            <text:p>10,579.97</text:p>
          </table:table-cell>
          <table:table-cell table:style-name="ce16" table:formula="of:=[.B$22]*1000*[.D18]/2^24" office:value-type="float" office:value="3.15307626302561" calcext:value-type="float">
            <text:p>3.15</text:p>
          </table:table-cell>
          <table:table-cell table:style-name="ce16" table:formula="of:=(([.B$22]*[.C18])^2)/[.B18]" office:value-type="float" office:value="0.477066183903038" calcext:value-type="float">
            <text:p>0.48</text:p>
          </table:table-cell>
        </table:table-row>
        <table:table-row table:style-name="ro1" table:number-rows-repeated="2">
          <table:table-cell table:style-name="ce3"/>
          <table:table-cell table:style-name="ce6"/>
          <table:table-cell table:style-name="ce3"/>
          <table:table-cell table:style-name="ce11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Series resistor [KOhms]</text:p>
          </table:table-cell>
          <table:table-cell table:style-name="ce7" office:value-type="float" office:value="2" calcext:value-type="float">
            <text:p>2.00000</text:p>
          </table:table-cell>
          <table:table-cell table:style-name="ce3"/>
          <table:table-cell table:style-name="ce11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Supply voltage [V]</text:p>
          </table:table-cell>
          <table:table-cell table:style-name="ce7" office:value-type="float" office:value="5" calcext:value-type="float">
            <text:p>5.00000</text:p>
          </table:table-cell>
          <table:table-cell table:style-name="ce3"/>
          <table:table-cell table:style-name="ce11"/>
          <table:table-cell table:style-name="ce15" table:number-columns-repeated="2"/>
        </table:table-row>
        <table:table-row table:style-name="ro1">
          <table:table-cell table:style-name="ce2"/>
          <table:table-cell table:style-name="ce6"/>
          <table:table-cell table:style-name="ce3"/>
          <table:table-cell table:style-name="ce11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style-name="ce8" office:value-type="string" calcext:value-type="string">
            <text:p><text:a xlink:href="https://www.mouser.com/datasheet/2/362/P18_NT_Thermistor-1535133.pdf" xlink:type="simple">https://www.mouser.com/datasheet/2/362/P18_NT_Thermistor-1535133.pdf</text:a></text:p>
          </table:table-cell>
          <table:table-cell table:style-name="ce3"/>
          <table:table-cell table:style-name="ce11"/>
          <table:table-cell table:style-name="ce15" table:number-columns-repeated="2"/>
        </table:table-row>
        <table:table-row table:style-name="ro1" table:number-rows-repeated="3">
          <table:table-cell/>
          <table:table-cell table:style-name="ce9"/>
          <table:table-cell/>
          <table:table-cell table:style-name="ce12"/>
          <table:table-cell table:number-columns-repeated="2"/>
        </table:table-row>
        <table:table-row table:style-name="ro1">
          <table:table-cell>
            <draw:frame draw:z-index="0" draw:name="Chart 1" draw:style-name="gr1" draw:text-style-name="P1" svg:width="4.1039in" svg:height="2.5303in" svg:x="0.2811in" svg:y="0.1874in">
              <draw:object draw:notify-on-update-of-ranges="Sheet1.A2:Sheet1.A18 Sheet1.C1:Sheet1.C1 Sheet1.C2:Sheet1.C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9"/>
          <table:table-cell>
            <draw:frame draw:z-index="1" draw:name="Chart 2" draw:style-name="gr1" draw:text-style-name="P1" svg:width="4.4787in" svg:height="2.5303in" svg:x="1.302in" svg:y="0.1874in">
              <draw:object draw:notify-on-update-of-ranges="Sheet1.A2:Sheet1.A18 Sheet1.D1:Sheet1.D1 Sheet1.D2:Sheet1.D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2"/>
          <table:table-cell table:number-columns-repeated="2"/>
          <table:table-cell>
            <draw:frame draw:z-index="4" draw:name="Chart 5" draw:style-name="gr1" draw:text-style-name="P1" svg:width="4.4783in" svg:height="2.5303in" svg:x="0.8957in" svg:y="0.1874in">
              <draw:object draw:notify-on-update-of-ranges="Sheet1.A2:Sheet1.A18 Sheet1.E1:Sheet1.E1 Sheet1.E2:Sheet1.E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12">
          <table:table-cell/>
          <table:table-cell table:style-name="ce9"/>
          <table:table-cell/>
          <table:table-cell table:style-name="ce12"/>
          <table:table-cell table:number-columns-repeated="2"/>
        </table:table-row>
        <table:table-row table:style-name="ro1">
          <table:table-cell>
            <draw:frame draw:z-index="2" draw:name="Chart 3" draw:style-name="gr1" draw:text-style-name="P1" svg:width="4.0413in" svg:height="2.4681in" svg:x="0.3437in" svg:y="0.0626in">
              <draw:object draw:notify-on-update-of-ranges="Sheet1.A2:Sheet1.A18 Sheet1.B1:Sheet1.B1 Sheet1.B2:Sheet1.B1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9"/>
          <table:table-cell/>
          <table:table-cell table:style-name="ce12">
            <draw:frame draw:z-index="3" draw:name="Chart 4" draw:style-name="gr1" draw:text-style-name="P1" svg:width="4.4783in" svg:height="2.5303in" svg:x="0.1134in" svg:y="0.0626in">
              <draw:object draw:notify-on-update-of-ranges="Sheet1.A2:Sheet1.A18 Sheet1.F1:Sheet1.F1 Sheet1.F2:Sheet1.F1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960">
          <table:table-cell/>
          <table:table-cell table:style-name="ce9"/>
          <table:table-cell/>
          <table:table-cell table:style-name="ce12"/>
          <table:table-cell table:number-columns-repeated="2"/>
        </table:table-row>
        <table:table-row table:style-name="ro2" table:number-rows-repeated="104757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5" number:min-decimal-places="5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7-02T13:02:35.691990939</dc:date>
    <meta:editing-cycles>2</meta:editing-cycles>
    <meta:editing-duration>PT10M4S</meta:editing-duration>
    <meta:generator>LibreOffice/7.5.4.2$MacOSX_AARCH64 LibreOffice_project/36ccfdc35048b057fd9854c757a8b67ec53977b6</meta:generator>
    <meta:document-statistic meta:table-count="1" meta:cell-count="112" meta:object-count="5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2pt" style:font-family-asian="Arial" style:font-size-asian="12pt" style:font-size-complex="12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53cm" svg:stroke-color="#4285f4" draw:fill-color="#4285f4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425cm" svg:height="6.428cm" xlink:href=".." xlink:type="simple" chart:class="chart:line" chart:style-name="ch1">
        <chart:title svg:x="3.989cm" svg:y="0.263cm" chart:style-name="ch2">
          <text:p>Input Signal</text:p>
        </chart:title>
        <chart:legend chart:legend-position="end" svg:x="6.811cm" svg:y="2.922cm" style:legend-expansion="high" chart:style-name="ch3"/>
        <chart:plot-area chart:style-name="ch4" table:cell-range-address="Sheet1.A2:Sheet1.A18 Sheet1.C1:Sheet1.C18" chart:data-source-has-labels="both" svg:x="1.253cm" svg:y="1.118cm" svg:width="5.35cm" svg:height="4.167cm">
          <chart:coordinate-region svg:x="1.849cm" svg:y="1.311cm" svg:width="4.754cm" svg:height="3.174cm"/>
          <chart:axis chart:dimension="x" chart:name="primary-x" chart:style-name="ch5" chartooo:axis-type="auto">
            <chartooo:date-scale/>
            <chart:title svg:x="3.133cm" svg:y="5.413cm" chart:style-name="ch6">
              <text:p>Temp [C]</text:p>
            </chart:title>
            <chart:categories table:cell-range-address="Sheet1.A2:Sheet1.A18"/>
          </chart:axis>
          <chart:axis chart:dimension="y" chart:name="primary-y" chart:style-name="ch7">
            <chart:title svg:x="0.451cm" svg:y="4.704cm" chart:style-name="ch8">
              <text:p>Input Signal [ratio]</text:p>
            </chart:title>
            <chart:grid chart:style-name="ch9" chart:class="major"/>
          </chart:axis>
          <chart:series chart:style-name="ch10" chart:values-cell-range-address="Sheet1.C2:Sheet1.C18" chart:label-cell-address="Sheet1.C1:Sheet1.C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Ratio 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2:Sheet1.A18</svg:desc>
                </draw:g>
              </table:table-cell>
              <table:table-cell office:value-type="float" office:value="0.980392156862745">
                <text:p>0.980392156862745</text:p>
                <draw:g>
                  <svg:desc>Sheet1.C2:Sheet1.C18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2192816635161">
                <text:p>0.9621928166351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3582510578279">
                <text:p>0.9435825105782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18300653594771">
                <text:p>0.9183006535947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819722372453579">
                <text:p>0.8197223724535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35764301757167">
                <text:p>0.7357643017571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04586793198893">
                <text:p>0.60458679319889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69496021220159">
                <text:p>0.46949602122015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49381912817176">
                <text:p>0.34938191281717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53536371440302">
                <text:p>0.2535363714403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82070996237527">
                <text:p>0.18207099623752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31039277024678">
                <text:p>0.1310392770246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1863916033297">
                <text:p>0.09518639160332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700702096991677">
                <text:p>0.070070209699167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523572613124852">
                <text:p>0.05235726131248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397449562603828">
                <text:p>0.0397449562603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2pt" style:font-family-asian="Arial" style:font-size-asian="12pt" style:font-size-complex="12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2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53cm" svg:stroke-color="#6aa84f" draw:fill-color="#6aa84f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77cm" svg:height="6.428cm" xlink:href=".." xlink:type="simple" chart:class="chart:line" chart:style-name="ch1">
        <chart:title svg:x="1.993cm" svg:y="0.263cm" chart:style-name="ch2">
          <text:p>Sensitivity In ADC Ticks (Logarithmic)</text:p>
        </chart:title>
        <chart:legend chart:legend-position="end" svg:x="6.998cm" svg:y="2.922cm" style:legend-expansion="high" chart:style-name="ch3"/>
        <chart:plot-area chart:style-name="ch4" table:cell-range-address="Sheet1.A2:Sheet1.A18 Sheet1.D1:Sheet1.D18" chart:data-source-has-labels="both" svg:x="1.272cm" svg:y="1.118cm" svg:width="5.499cm" svg:height="4.167cm">
          <chart:coordinate-region svg:x="2.587cm" svg:y="1.31cm" svg:width="4.184cm" svg:height="3.175cm"/>
          <chart:axis chart:dimension="x" chart:name="primary-x" chart:style-name="ch5" chartooo:axis-type="auto">
            <chartooo:date-scale/>
            <chart:title svg:x="3.316cm" svg:y="5.413cm" chart:style-name="ch6">
              <text:p>Temp C</text:p>
            </chart:title>
            <chart:categories table:cell-range-address="Sheet1.A2:Sheet1.A18"/>
          </chart:axis>
          <chart:axis chart:dimension="y" chart:name="primary-y" chart:style-name="ch7">
            <chart:title svg:x="0.451cm" svg:y="4.4cm" chart:style-name="ch8">
              <text:p>ADC Ticks / C</text:p>
            </chart:title>
            <chart:grid chart:style-name="ch9" chart:class="major"/>
          </chart:axis>
          <chart:series chart:style-name="ch10" chart:values-cell-range-address="Sheet1.D2:Sheet1.D18" chart:label-cell-address="Sheet1.D1:Sheet1.D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[Ticks/C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2:Sheet1.A18</svg:desc>
                </draw:g>
              </table:table-cell>
              <table:table-cell office:value-type="float" office:value="NaN">
                <text:p>NaN</text:p>
                <draw:g>
                  <svg:desc>Sheet1.D2:Sheet1.D18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355.6174703782">
                <text:p>20355.61747037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222.9124542408">
                <text:p>31222.91245424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2415.9175493423">
                <text:p>42415.91754934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537.6209150327">
                <text:p>62537.620915032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623.3394627728">
                <text:p>80623.33946277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3905.5124677974">
                <text:p>93905.51246779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0039.669771201">
                <text:p>110039.66977120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3322.353054698">
                <text:p>113322.3530546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759.017066213">
                <text:p>100759.01706621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0401.0675158383">
                <text:p>80401.06751583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9949.5018149">
                <text:p>59949.501814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2808.5088042652">
                <text:p>42808.50880426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075.580146861">
                <text:p>30075.58014686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1068.9804450709">
                <text:p>21068.980445070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4858.6980540112">
                <text:p>14858.69805401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579.9683058507">
                <text:p>10579.9683058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2pt" style:font-family-asian="Arial" style:font-size-asian="12pt" style:font-size-complex="12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53cm" svg:stroke-color="#980000" draw:fill-color="#980000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266cm" svg:height="6.27cm" xlink:href=".." xlink:type="simple" chart:class="chart:line" chart:style-name="ch1">
        <chart:title svg:x="2.876cm" svg:y="0.26cm" chart:style-name="ch2">
          <text:p>Thermistor Resistance
 (Kohms, logarithmic)</text:p>
        </chart:title>
        <chart:legend chart:legend-position="end" svg:x="7.124cm" svg:y="2.652cm" style:legend-expansion="high" chart:style-name="ch3"/>
        <chart:plot-area chart:style-name="ch4" table:cell-range-address="Sheet1.A1:Sheet1.B18" chart:data-source-has-labels="both" svg:x="0.205cm" svg:y="1.584cm" svg:width="6.714cm" svg:height="3.546cm">
          <chart:coordinate-region svg:x="1.407cm" svg:y="1.776cm" svg:width="5.512cm" svg:height="2.554cm"/>
          <chart:axis chart:dimension="x" chart:name="primary-x" chart:style-name="ch5" chartooo:axis-type="auto">
            <chartooo:date-scale/>
            <chart:title svg:x="2.767cm" svg:y="5.255cm" chart:style-name="ch6">
              <text:p>Temp [C]</text:p>
            </chart:title>
            <chart:categories table:cell-range-address="Sheet1.A2:Sheet1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18" chart:label-cell-address="Sheet1.B1:Sheet1.B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 [KOhms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2:Sheet1.A18</svg:desc>
                </draw:g>
              </table:table-cell>
              <table:table-cell office:value-type="float" office:value="100">
                <text:p>100</text:p>
                <draw:g>
                  <svg:desc>Sheet1.B2:Sheet1.B18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.094">
                <text:p>9.0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569">
                <text:p>5.5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58">
                <text:p>3.05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793">
                <text:p>0.679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452">
                <text:p>0.44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104">
                <text:p>0.210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507">
                <text:p>0.150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8278">
                <text:p>0.082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2pt" style:font-family-asian="Arial" style:font-size-asian="12pt" style:font-size-complex="12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53cm" svg:stroke-color="#ff0000" draw:fill-color="#ff0000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376cm" svg:height="6.428cm" xlink:href=".." xlink:type="simple" chart:class="chart:line" chart:style-name="ch1">
        <chart:title svg:x="3.42cm" svg:y="0.263cm" chart:style-name="ch2">
          <text:p>Thermistor power [mw]</text:p>
        </chart:title>
        <chart:legend chart:legend-position="end" svg:x="8.099cm" svg:y="2.922cm" style:legend-expansion="high" chart:style-name="ch3"/>
        <chart:plot-area chart:style-name="ch4" table:cell-range-address="Sheet1.A2:Sheet1.A18 Sheet1.F1:Sheet1.F18" chart:data-source-has-labels="both" svg:x="0.227cm" svg:y="1.118cm" svg:width="7.645cm" svg:height="4.167cm">
          <chart:coordinate-region svg:x="0.823cm" svg:y="1.31cm" svg:width="7.049cm" svg:height="3.174cm"/>
          <chart:axis chart:dimension="x" chart:name="primary-x" chart:style-name="ch5" chartooo:axis-type="auto">
            <chartooo:date-scale/>
            <chart:title svg:x="3.254cm" svg:y="5.413cm" chart:style-name="ch6">
              <text:p>Temp [C]</text:p>
            </chart:title>
            <chart:categories table:cell-range-address="Sheet1.A2:Sheet1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2:Sheet1.F18" chart:label-cell-address="Sheet1.F1:Sheet1.F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[mW]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2:Sheet1.A18</svg:desc>
                </draw:g>
              </table:table-cell>
              <table:table-cell office:value-type="float" office:value="0.240292195309496">
                <text:p>0.240292195309496</text:p>
                <draw:g>
                  <svg:desc>Sheet1.F2:Sheet1.F18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4722503135709">
                <text:p>0.4547225031357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65431953863384">
                <text:p>0.6654319538633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3780704002734">
                <text:p>0.937807040027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4794921875">
                <text:p>1.6479492187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84722005690819">
                <text:p>1.847220056908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43018992521194">
                <text:p>2.4301899252119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98827003360465">
                <text:p>2.988270033604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.11336884098249">
                <text:p>3.113368840982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84142739766734">
                <text:p>2.841427397667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36569599746484">
                <text:p>2.365695997464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86151435708252">
                <text:p>1.861514357082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4233498112691">
                <text:p>1.423349811269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07657428071084">
                <text:p>1.076574280710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81450469264853">
                <text:p>0.8145046926485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20199731254267">
                <text:p>0.6201997312542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77066183903038">
                <text:p>0.4770661839030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2pt" style:font-family-asian="Arial" style:font-size-asian="12pt" style:font-size-complex="12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53cm" svg:stroke-color="#6aa84f" draw:fill-color="#6aa84f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76cm" svg:height="6.428cm" xlink:href=".." xlink:type="simple" chart:class="chart:line" chart:style-name="ch1">
        <chart:title svg:x="2.971cm" svg:y="0.263cm" chart:style-name="ch2">
          <text:p>Sensitivity mv (Logarithmic)</text:p>
        </chart:title>
        <chart:legend chart:legend-position="end" svg:x="7.29cm" svg:y="2.922cm" style:legend-expansion="high" chart:style-name="ch3"/>
        <chart:plot-area chart:style-name="ch4" table:cell-range-address="Sheet1.A2:Sheet1.A18 Sheet1.E1:Sheet1.E18" chart:data-source-has-labels="both" svg:x="1.272cm" svg:y="1.118cm" svg:width="5.791cm" svg:height="4.167cm">
          <chart:coordinate-region svg:x="1.778cm" svg:y="1.31cm" svg:width="5.285cm" svg:height="3.175cm"/>
          <chart:axis chart:dimension="x" chart:name="primary-x" chart:style-name="ch5" chartooo:axis-type="auto">
            <chartooo:date-scale/>
            <chart:title svg:x="3.462cm" svg:y="5.413cm" chart:style-name="ch6">
              <text:p>Temp C</text:p>
            </chart:title>
            <chart:categories table:cell-range-address="Sheet1.A2:Sheet1.A18"/>
          </chart:axis>
          <chart:axis chart:dimension="y" chart:name="primary-y" chart:style-name="ch7">
            <chart:title svg:x="0.451cm" svg:y="4.209cm" chart:style-name="ch8">
              <text:p>ADC mv / C</text:p>
            </chart:title>
            <chart:grid chart:style-name="ch9" chart:class="major"/>
          </chart:axis>
          <chart:series chart:style-name="ch10" chart:values-cell-range-address="Sheet1.E2:Sheet1.E18" chart:label-cell-address="Sheet1.E1:Sheet1.E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 [mv/C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2:Sheet1.A18</svg:desc>
                </draw:g>
              </table:table-cell>
              <table:table-cell office:value-type="float" office:value="NaN">
                <text:p>NaN</text:p>
                <draw:g>
                  <svg:desc>Sheet1.E2:Sheet1.E18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06644674252814">
                <text:p>6.066446742528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30515302844071">
                <text:p>9.305153028440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.640928491754">
                <text:p>12.6409284917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.6376633986928">
                <text:p>18.637663398692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4.0276275464215">
                <text:p>24.02762754642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.9860235654704">
                <text:p>27.98602356547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7943771395686">
                <text:p>32.79437713956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3.7726929946834">
                <text:p>33.77269299468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0285271007457">
                <text:p>30.02852710074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.9613853442187">
                <text:p>23.96138534421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.8663438006937">
                <text:p>17.866343800693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.757929803212">
                <text:p>12.7579298032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.96322135533719">
                <text:p>8.9632213553371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.2790454760405">
                <text:p>6.279045476040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.42823709667063">
                <text:p>4.428237096670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15307626302561">
                <text:p>3.153076263025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